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automatic-styles>
    <style:style style:name="P1" style:family="paragraph" style:parent-style-name="Standard">
      <style:paragraph-properties fo:text-align="start" style:justify-single-word="false"/>
      <style:text-properties fo:font-size="18pt" fo:font-weight="normal" officeooo:rsid="000b89f2" officeooo:paragraph-rsid="000b89f2" style:font-size-asian="18pt" style:font-weight-asian="normal" style:font-size-complex="18pt" style:font-weight-complex="normal"/>
    </style:style>
    <style:style style:name="P2" style:family="paragraph" style:parent-style-name="Standard">
      <style:paragraph-properties fo:text-align="center" style:justify-single-word="false"/>
      <style:text-properties fo:font-size="24pt" fo:font-weight="bold" officeooo:rsid="000b89f2" officeooo:paragraph-rsid="000b89f2" style:font-size-asian="24pt" style:font-weight-asian="bold" style:font-size-complex="24pt" style:font-weight-complex="bold"/>
    </style:style>
    <style:style style:name="P3" style:family="paragraph" style:parent-style-name="Standard">
      <style:paragraph-properties fo:text-align="start" style:justify-single-word="false"/>
      <style:text-properties fo:color="#000000" fo:font-size="18pt" fo:font-weight="normal" officeooo:rsid="000b89f2" officeooo:paragraph-rsid="000b89f2" style:font-size-asian="18pt" style:font-weight-asian="normal" style:font-size-complex="18pt" style:font-weight-complex="normal"/>
    </style:style>
    <style:style style:name="P4" style:family="paragraph" style:parent-style-name="Standard">
      <style:paragraph-properties fo:text-align="start" style:justify-single-word="false"/>
      <style:text-properties fo:color="#000000" fo:font-size="18pt" fo:font-weight="normal" officeooo:rsid="000e8ce6" officeooo:paragraph-rsid="000e8ce6" style:font-size-asian="18pt" style:font-weight-asian="normal" style:font-size-complex="18pt" style:font-weight-complex="normal"/>
    </style:style>
    <style:style style:name="P5" style:family="paragraph" style:parent-style-name="Standard">
      <style:paragraph-properties fo:text-align="start" style:justify-single-word="false"/>
      <style:text-properties fo:color="#000000" fo:font-size="18pt" fo:font-weight="normal" officeooo:rsid="000e8ce6" officeooo:paragraph-rsid="000f6ac7" style:font-size-asian="18pt" style:font-weight-asian="normal" style:font-size-complex="18pt" style:font-weight-complex="normal"/>
    </style:style>
    <style:style style:name="P6" style:family="paragraph" style:parent-style-name="Standard">
      <style:paragraph-properties fo:text-align="start" style:justify-single-word="false"/>
      <style:text-properties fo:color="#000000" fo:font-size="18pt" fo:font-weight="normal" officeooo:rsid="000f6ac7" officeooo:paragraph-rsid="000f6ac7" style:font-size-asian="18pt" style:font-weight-asian="normal" style:font-size-complex="18pt" style:font-weight-complex="normal"/>
    </style:style>
    <style:style style:name="P7" style:family="paragraph" style:parent-style-name="Standard">
      <style:text-properties fo:color="#000000" fo:font-size="18pt" fo:font-weight="normal" officeooo:rsid="000f6ac7" officeooo:paragraph-rsid="000f6ac7" style:font-size-asian="18pt" style:font-weight-asian="normal" style:font-size-complex="18pt" style:font-weight-complex="normal"/>
    </style:style>
    <style:style style:name="P8" style:family="paragraph" style:parent-style-name="Standard">
      <style:text-properties fo:color="#000000" fo:font-size="18pt" fo:font-weight="normal" officeooo:rsid="00115987" officeooo:paragraph-rsid="00115987" style:font-size-asian="18pt" style:font-weight-asian="normal" style:font-size-complex="18pt" style:font-weight-complex="normal"/>
    </style:style>
    <style:style style:name="P9" style:family="paragraph" style:parent-style-name="Standard">
      <style:text-properties fo:color="#000000" fo:font-size="18pt" fo:font-weight="normal" officeooo:rsid="00115987" officeooo:paragraph-rsid="0015fdb5" style:font-size-asian="18pt" style:font-weight-asian="normal" style:font-size-complex="18pt" style:font-weight-complex="normal"/>
    </style:style>
    <style:style style:name="P10" style:family="paragraph" style:parent-style-name="Standard">
      <style:text-properties fo:color="#000000" fo:font-size="18pt" fo:font-weight="normal" officeooo:rsid="001262ba" officeooo:paragraph-rsid="001262ba" style:font-size-asian="18pt" style:font-weight-asian="normal" style:font-size-complex="18pt" style:font-weight-complex="normal"/>
    </style:style>
    <style:style style:name="P11" style:family="paragraph" style:parent-style-name="Standard">
      <style:text-properties fo:color="#000000" fo:font-size="18pt" fo:font-weight="normal" officeooo:rsid="00136201" officeooo:paragraph-rsid="00136201" style:font-size-asian="18pt" style:font-weight-asian="normal" style:font-size-complex="18pt" style:font-weight-complex="normal"/>
    </style:style>
    <style:style style:name="P12" style:family="paragraph" style:parent-style-name="Standard">
      <style:paragraph-properties fo:text-align="start" style:justify-single-word="false"/>
      <style:text-properties fo:color="#000000" fo:font-size="18pt" fo:font-weight="normal" officeooo:rsid="00136201" officeooo:paragraph-rsid="00136201" style:font-size-asian="18pt" style:font-weight-asian="normal" style:font-size-complex="18pt" style:font-weight-complex="normal"/>
    </style:style>
    <style:style style:name="P13" style:family="paragraph" style:parent-style-name="Standard">
      <style:paragraph-properties fo:text-align="start" style:justify-single-word="false"/>
      <style:text-properties fo:color="#000000" fo:font-size="18pt" fo:font-weight="normal" officeooo:rsid="0014f450" officeooo:paragraph-rsid="0014f450" style:font-size-asian="18pt" style:font-weight-asian="normal" style:font-size-complex="18pt" style:font-weight-complex="normal"/>
    </style:style>
    <style:style style:name="P14" style:family="paragraph" style:parent-style-name="Standard">
      <style:text-properties fo:color="#000000" fo:font-size="18pt" fo:font-weight="normal" officeooo:rsid="00160132" officeooo:paragraph-rsid="00160132" style:font-size-asian="18pt" style:font-weight-asian="normal" style:font-size-complex="18pt" style:font-weight-complex="normal"/>
    </style:style>
    <style:style style:name="P15" style:family="paragraph" style:parent-style-name="Standard">
      <style:paragraph-properties fo:text-align="start" style:justify-single-word="false"/>
      <style:text-properties fo:color="#000000" fo:font-size="18pt" fo:font-weight="normal" officeooo:rsid="0016bcab" officeooo:paragraph-rsid="0016bcab" style:font-size-asian="18pt" style:font-weight-asian="normal" style:font-size-complex="18pt" style:font-weight-complex="normal"/>
    </style:style>
    <style:style style:name="P16" style:family="paragraph" style:parent-style-name="Standard">
      <style:paragraph-properties fo:text-align="start" style:justify-single-word="false"/>
      <style:text-properties fo:color="#000000" fo:font-size="18pt" fo:font-weight="normal" officeooo:rsid="0016bcab" officeooo:paragraph-rsid="001870ac" style:font-size-asian="18pt" style:font-weight-asian="normal" style:font-size-complex="18pt" style:font-weight-complex="normal"/>
    </style:style>
    <style:style style:name="P17" style:family="paragraph" style:parent-style-name="Standard">
      <style:paragraph-properties fo:text-align="start" style:justify-single-word="false"/>
      <style:text-properties fo:color="#000000" fo:font-size="18pt" fo:font-weight="normal" officeooo:rsid="001870ac" officeooo:paragraph-rsid="001870ac" style:font-size-asian="18pt" style:font-weight-asian="normal" style:font-size-complex="18pt" style:font-weight-complex="normal"/>
    </style:style>
    <style:style style:name="P18" style:family="paragraph" style:parent-style-name="Standard">
      <style:paragraph-properties fo:text-align="start" style:justify-single-word="false"/>
      <style:text-properties fo:color="#000000" fo:font-size="18pt" fo:font-weight="normal" officeooo:rsid="001870ac" officeooo:paragraph-rsid="001b8d16" style:font-size-asian="18pt" style:font-weight-asian="normal" style:font-size-complex="18pt" style:font-weight-complex="normal"/>
    </style:style>
    <style:style style:name="P19" style:family="paragraph" style:parent-style-name="Standard">
      <style:paragraph-properties fo:text-align="start" style:justify-single-word="false"/>
      <style:text-properties fo:color="#000000" fo:font-size="18pt" fo:font-weight="normal" officeooo:rsid="001870ac" officeooo:paragraph-rsid="001a03b8" style:font-size-asian="18pt" style:font-weight-asian="normal" style:font-size-complex="18pt" style:font-weight-complex="normal"/>
    </style:style>
    <style:style style:name="P20" style:family="paragraph" style:parent-style-name="Standard">
      <style:text-properties fo:color="#000000" fo:font-size="18pt" fo:font-weight="normal" officeooo:rsid="0015fdb5" officeooo:paragraph-rsid="0015fdb5" style:font-size-asian="18pt" style:font-weight-asian="normal" style:font-size-complex="18pt" style:font-weight-complex="normal"/>
    </style:style>
    <style:style style:name="P21" style:family="paragraph" style:parent-style-name="Standard">
      <style:text-properties fo:color="#000000" fo:font-size="18pt" fo:font-weight="normal" officeooo:rsid="0015fdb5" officeooo:paragraph-rsid="00160132" style:font-size-asian="18pt" style:font-weight-asian="normal" style:font-size-complex="18pt" style:font-weight-complex="normal"/>
    </style:style>
    <style:style style:name="P22" style:family="paragraph" style:parent-style-name="Standard">
      <style:paragraph-properties fo:text-align="start" style:justify-single-word="false"/>
      <style:text-properties fo:color="#000000" fo:font-size="18pt" fo:font-weight="normal" officeooo:rsid="001c506f" officeooo:paragraph-rsid="001b94fd" style:font-size-asian="18pt" style:font-weight-asian="normal" style:font-size-complex="18pt" style:font-weight-complex="normal"/>
    </style:style>
    <style:style style:name="P23" style:family="paragraph" style:parent-style-name="Standard">
      <style:text-properties fo:color="#000000" fo:font-size="18pt" fo:font-weight="normal" officeooo:rsid="0022c9e8" officeooo:paragraph-rsid="0022c9e8" style:font-size-asian="18pt" style:font-weight-asian="normal" style:font-size-complex="18pt" style:font-weight-complex="normal"/>
    </style:style>
    <style:style style:name="P24" style:family="paragraph" style:parent-style-name="Standard">
      <style:text-properties fo:color="#000000" fo:font-size="18pt" fo:font-weight="normal" officeooo:rsid="0024b330" officeooo:paragraph-rsid="0024b330" style:font-size-asian="18pt" style:font-weight-asian="normal" style:font-size-complex="18pt" style:font-weight-complex="normal"/>
    </style:style>
    <style:style style:name="P25" style:family="paragraph" style:parent-style-name="Standard">
      <style:text-properties fo:color="#000000" fo:font-size="18pt" fo:font-weight="bold" officeooo:rsid="000f6ac7" officeooo:paragraph-rsid="000f6ac7" style:font-size-asian="18pt" style:font-weight-asian="bold" style:font-size-complex="18pt" style:font-weight-complex="bold"/>
    </style:style>
    <style:style style:name="P26" style:family="paragraph" style:parent-style-name="Standard">
      <style:text-properties fo:color="#000000" fo:font-size="18pt" officeooo:rsid="000e8ce6" officeooo:paragraph-rsid="000e8ce6" style:font-size-asian="18pt" style:font-size-complex="18pt"/>
    </style:style>
    <style:style style:name="P27" style:family="paragraph" style:parent-style-name="Standard">
      <style:text-properties fo:color="#000000" fo:font-size="16pt" fo:font-weight="normal" officeooo:rsid="00115987" officeooo:paragraph-rsid="001262ba" style:font-size-asian="16pt" style:font-weight-asian="normal" style:font-size-complex="16pt" style:font-weight-complex="normal"/>
    </style:style>
    <style:style style:name="P28" style:family="paragraph" style:parent-style-name="Standard">
      <style:text-properties fo:color="#000000" fo:font-size="16pt" fo:font-weight="normal" officeooo:rsid="00136201" officeooo:paragraph-rsid="00136201" style:font-size-asian="16pt" style:font-weight-asian="normal" style:font-size-complex="16pt" style:font-weight-complex="normal"/>
    </style:style>
    <style:style style:name="P29" style:family="paragraph" style:parent-style-name="Standard">
      <style:paragraph-properties fo:text-align="start" style:justify-single-word="false"/>
      <style:text-properties fo:color="#000000" fo:font-size="16pt" fo:font-weight="normal" officeooo:rsid="00136201" officeooo:paragraph-rsid="00136201" style:font-size-asian="16pt" style:font-weight-asian="normal" style:font-size-complex="16pt" style:font-weight-complex="normal"/>
    </style:style>
    <style:style style:name="P30" style:family="paragraph" style:parent-style-name="Standard">
      <style:text-properties fo:color="#000000" fo:font-size="16pt" fo:font-weight="normal" officeooo:rsid="00136201" officeooo:paragraph-rsid="001262ba" style:font-size-asian="16pt" style:font-weight-asian="normal" style:font-size-complex="16pt" style:font-weight-complex="normal"/>
    </style:style>
    <style:style style:name="P31" style:family="paragraph" style:parent-style-name="Standard">
      <style:paragraph-properties fo:text-align="start" style:justify-single-word="false"/>
      <style:text-properties fo:color="#ed1c24" fo:font-size="18pt" fo:font-weight="normal" officeooo:rsid="000e8ce6" officeooo:paragraph-rsid="000e8ce6" style:font-size-asian="18pt" style:font-weight-asian="normal" style:font-size-complex="18pt" style:font-weight-complex="normal"/>
    </style:style>
    <style:style style:name="P32" style:family="paragraph" style:parent-style-name="Standard">
      <style:paragraph-properties fo:text-align="start" style:justify-single-word="false"/>
      <style:text-properties fo:color="#ed1c24" fo:font-size="18pt" fo:font-weight="normal" officeooo:rsid="000e8ce6" officeooo:paragraph-rsid="000b89f2" style:font-size-asian="18pt" style:font-weight-asian="normal" style:font-size-complex="18pt" style:font-weight-complex="normal"/>
    </style:style>
    <style:style style:name="P33" style:family="paragraph" style:parent-style-name="Standard">
      <style:paragraph-properties fo:text-align="start" style:justify-single-word="false"/>
      <style:text-properties fo:color="#ed1c24" fo:font-size="18pt" fo:font-weight="normal" officeooo:rsid="000e8ce6" officeooo:paragraph-rsid="00115987" style:font-size-asian="18pt" style:font-weight-asian="normal" style:font-size-complex="18pt" style:font-weight-complex="normal"/>
    </style:style>
    <style:style style:name="P34" style:family="paragraph" style:parent-style-name="Standard">
      <style:paragraph-properties fo:text-align="start" style:justify-single-word="false"/>
      <style:text-properties fo:color="#ed1c24" fo:font-size="18pt" fo:font-weight="normal" officeooo:rsid="000e8ce6" officeooo:paragraph-rsid="001262ba" style:font-size-asian="18pt" style:font-weight-asian="normal" style:font-size-complex="18pt" style:font-weight-complex="normal"/>
    </style:style>
    <style:style style:name="P35" style:family="paragraph" style:parent-style-name="Standard">
      <style:paragraph-properties fo:text-align="start" style:justify-single-word="false"/>
      <style:text-properties fo:color="#ed1c24" fo:font-size="18pt" fo:font-weight="normal" officeooo:rsid="000e8ce6" officeooo:paragraph-rsid="0015fdb5" style:font-size-asian="18pt" style:font-weight-asian="normal" style:font-size-complex="18pt" style:font-weight-complex="normal"/>
    </style:style>
    <style:style style:name="P36" style:family="paragraph" style:parent-style-name="Standard">
      <style:paragraph-properties fo:text-align="start" style:justify-single-word="false"/>
      <style:text-properties fo:color="#ed1c24" fo:font-size="18pt" fo:font-weight="normal" officeooo:rsid="000e8ce6" officeooo:paragraph-rsid="00160132" style:font-size-asian="18pt" style:font-weight-asian="normal" style:font-size-complex="18pt" style:font-weight-complex="normal"/>
    </style:style>
    <style:style style:name="P37" style:family="paragraph" style:parent-style-name="Standard">
      <style:paragraph-properties fo:text-align="start" style:justify-single-word="false"/>
      <style:text-properties fo:color="#ed1c24" fo:font-size="18pt" fo:font-weight="normal" officeooo:rsid="0016bcab" officeooo:paragraph-rsid="001870ac" style:font-size-asian="18pt" style:font-weight-asian="normal" style:font-size-complex="18pt" style:font-weight-complex="normal"/>
    </style:style>
    <style:style style:name="P38" style:family="paragraph" style:parent-style-name="Standard">
      <style:paragraph-properties fo:text-align="start" style:justify-single-word="false"/>
      <style:text-properties fo:color="#ed1c24" fo:font-size="18pt" fo:font-weight="normal" officeooo:rsid="0016bcab" officeooo:paragraph-rsid="001b94fd" style:font-size-asian="18pt" style:font-weight-asian="normal" style:font-size-complex="18pt" style:font-weight-complex="normal"/>
    </style:style>
    <style:style style:name="P39" style:family="paragraph" style:parent-style-name="Standard">
      <style:paragraph-properties fo:text-align="start" style:justify-single-word="false"/>
      <style:text-properties fo:color="#ed1c24" fo:font-size="16pt" fo:font-weight="normal" officeooo:rsid="000e8ce6" officeooo:paragraph-rsid="001262ba" style:font-size-asian="16pt" style:font-weight-asian="normal" style:font-size-complex="16pt" style:font-weight-complex="normal"/>
    </style:style>
    <style:style style:name="P40" style:family="paragraph" style:parent-style-name="Standard" style:list-style-name="L1">
      <style:paragraph-properties fo:text-align="start" style:justify-single-word="false"/>
      <style:text-properties fo:font-size="18pt" fo:font-weight="bold" officeooo:rsid="000b89f2" officeooo:paragraph-rsid="000b89f2" style:font-size-asian="18pt" style:font-weight-asian="bold" style:font-size-complex="18pt" style:font-weight-complex="bold"/>
    </style:style>
    <style:style style:name="P41" style:family="paragraph" style:parent-style-name="Standard" style:list-style-name="L1">
      <style:paragraph-properties fo:text-align="start" style:justify-single-word="false"/>
      <style:text-properties fo:font-size="18pt" fo:font-weight="normal" officeooo:rsid="000b89f2" officeooo:paragraph-rsid="000b89f2" style:font-size-asian="18pt" style:font-weight-asian="normal" style:font-size-complex="18pt" style:font-weight-complex="normal"/>
    </style:style>
    <style:style style:name="P42" style:family="paragraph" style:parent-style-name="Standard" style:list-style-name="L2">
      <style:paragraph-properties fo:text-align="start" style:justify-single-word="false"/>
      <style:text-properties fo:color="#000000" fo:font-size="18pt" fo:font-weight="bold" officeooo:rsid="000e8ce6" officeooo:paragraph-rsid="000e8ce6" style:font-size-asian="18pt" style:font-weight-asian="bold" style:font-size-complex="18pt" style:font-weight-complex="bold"/>
    </style:style>
    <style:style style:name="P43" style:family="paragraph" style:parent-style-name="Standard" style:list-style-name="L2">
      <style:paragraph-properties fo:text-align="start" style:justify-single-word="false"/>
      <style:text-properties fo:color="#000000" fo:font-size="18pt" fo:font-weight="bold" officeooo:rsid="000e8ce6" officeooo:paragraph-rsid="000f6ac7" style:font-size-asian="18pt" style:font-weight-asian="bold" style:font-size-complex="18pt" style:font-weight-complex="bold"/>
    </style:style>
    <style:style style:name="P44" style:family="paragraph" style:parent-style-name="Standard" style:list-style-name="L3">
      <style:paragraph-properties fo:text-align="start" style:justify-single-word="false"/>
      <style:text-properties fo:color="#000000" fo:font-size="18pt" fo:font-weight="bold" officeooo:rsid="000e8ce6" officeooo:paragraph-rsid="000e8ce6" style:font-size-asian="18pt" style:font-weight-asian="bold" style:font-size-complex="18pt" style:font-weight-complex="bold"/>
    </style:style>
    <style:style style:name="P45" style:family="paragraph" style:parent-style-name="Standard" style:list-style-name="L3">
      <style:paragraph-properties fo:text-align="start" style:justify-single-word="false"/>
      <style:text-properties fo:color="#000000" fo:font-size="18pt" fo:font-weight="bold" officeooo:rsid="000e8ce6" officeooo:paragraph-rsid="000f6ac7" style:font-size-asian="18pt" style:font-weight-asian="bold" style:font-size-complex="18pt" style:font-weight-complex="bold"/>
    </style:style>
    <style:style style:name="P46" style:family="paragraph" style:parent-style-name="Standard" style:list-style-name="L4">
      <style:paragraph-properties fo:text-align="start" style:justify-single-word="false"/>
      <style:text-properties fo:color="#000000" fo:font-size="18pt" fo:font-weight="bold" officeooo:rsid="000e8ce6" officeooo:paragraph-rsid="000e8ce6" style:font-size-asian="18pt" style:font-weight-asian="bold" style:font-size-complex="18pt" style:font-weight-complex="bold"/>
    </style:style>
    <style:style style:name="P47" style:family="paragraph" style:parent-style-name="Standard" style:list-style-name="L5">
      <style:text-properties fo:color="#000000" fo:font-size="18pt" fo:font-weight="bold" officeooo:rsid="000f6ac7" officeooo:paragraph-rsid="000f6ac7" style:font-size-asian="18pt" style:font-weight-asian="bold" style:font-size-complex="18pt" style:font-weight-complex="bold"/>
    </style:style>
    <style:style style:name="P48" style:family="paragraph" style:parent-style-name="Standard" style:list-style-name="L6">
      <style:text-properties fo:color="#000000" fo:font-size="18pt" fo:font-weight="bold" officeooo:rsid="000f6ac7" officeooo:paragraph-rsid="000f6ac7" style:font-size-asian="18pt" style:font-weight-asian="bold" style:font-size-complex="18pt" style:font-weight-complex="bold"/>
    </style:style>
    <style:style style:name="P49" style:family="paragraph" style:parent-style-name="Standard" style:list-style-name="L7">
      <style:text-properties fo:color="#000000" fo:font-size="18pt" fo:font-weight="bold" officeooo:rsid="000f6ac7" officeooo:paragraph-rsid="000f6ac7" style:font-size-asian="18pt" style:font-weight-asian="bold" style:font-size-complex="18pt" style:font-weight-complex="bold"/>
    </style:style>
    <style:style style:name="P50" style:family="paragraph" style:parent-style-name="Standard" style:list-style-name="L8">
      <style:text-properties fo:color="#000000" fo:font-size="18pt" fo:font-weight="bold" officeooo:rsid="000f6ac7" officeooo:paragraph-rsid="000f6ac7" style:font-size-asian="18pt" style:font-weight-asian="bold" style:font-size-complex="18pt" style:font-weight-complex="bold"/>
    </style:style>
    <style:style style:name="P51" style:family="paragraph" style:parent-style-name="Standard" style:list-style-name="L9">
      <style:text-properties fo:color="#000000" fo:font-size="18pt" fo:font-weight="bold" officeooo:rsid="000f6ac7" officeooo:paragraph-rsid="000f6ac7" style:font-size-asian="18pt" style:font-weight-asian="bold" style:font-size-complex="18pt" style:font-weight-complex="bold"/>
    </style:style>
    <style:style style:name="P52" style:family="paragraph" style:parent-style-name="Standard" style:list-style-name="L10">
      <style:text-properties fo:color="#000000" fo:font-size="18pt" fo:font-weight="bold" officeooo:rsid="001262ba" officeooo:paragraph-rsid="001262ba" style:font-size-asian="18pt" style:font-weight-asian="bold" style:font-size-complex="18pt" style:font-weight-complex="bold"/>
    </style:style>
    <style:style style:name="P53" style:family="paragraph" style:parent-style-name="Standard" style:list-style-name="L11">
      <style:text-properties fo:color="#000000" fo:font-size="18pt" fo:font-weight="bold" officeooo:rsid="001262ba" officeooo:paragraph-rsid="001262ba" style:font-size-asian="18pt" style:font-weight-asian="bold" style:font-size-complex="18pt" style:font-weight-complex="bold"/>
    </style:style>
    <style:style style:name="P54" style:family="paragraph" style:parent-style-name="Standard" style:list-style-name="L19">
      <style:text-properties fo:color="#000000" fo:font-size="18pt" fo:font-weight="bold" officeooo:rsid="00160132" officeooo:paragraph-rsid="00160132" style:font-size-asian="18pt" style:font-weight-asian="bold" style:font-size-complex="18pt" style:font-weight-complex="bold"/>
    </style:style>
    <style:style style:name="P55" style:family="paragraph" style:parent-style-name="Standard" style:list-style-name="L20">
      <style:text-properties fo:color="#000000" fo:font-size="18pt" fo:font-weight="bold" officeooo:rsid="00160132" officeooo:paragraph-rsid="00160132" style:font-size-asian="18pt" style:font-weight-asian="bold" style:font-size-complex="18pt" style:font-weight-complex="bold"/>
    </style:style>
    <style:style style:name="P56" style:family="paragraph" style:parent-style-name="Standard" style:list-style-name="L21">
      <style:text-properties fo:color="#000000" fo:font-size="18pt" fo:font-weight="bold" officeooo:rsid="00160132" officeooo:paragraph-rsid="00160132" style:font-size-asian="18pt" style:font-weight-asian="bold" style:font-size-complex="18pt" style:font-weight-complex="bold"/>
    </style:style>
    <style:style style:name="P57" style:family="paragraph" style:parent-style-name="Standard" style:list-style-name="L22">
      <style:text-properties fo:color="#000000" fo:font-size="18pt" fo:font-weight="bold" officeooo:rsid="0022c9e8" officeooo:paragraph-rsid="0022c9e8" style:font-size-asian="18pt" style:font-weight-asian="bold" style:font-size-complex="18pt" style:font-weight-complex="bold"/>
    </style:style>
    <style:style style:name="P58" style:family="paragraph" style:parent-style-name="Standard" style:list-style-name="L23">
      <style:text-properties fo:color="#000000" fo:font-size="18pt" fo:font-weight="bold" officeooo:rsid="0022c9e8" officeooo:paragraph-rsid="0022c9e8" style:font-size-asian="18pt" style:font-weight-asian="bold" style:font-size-complex="18pt" style:font-weight-complex="bold"/>
    </style:style>
    <style:style style:name="P59" style:family="paragraph" style:parent-style-name="Standard" style:list-style-name="L24">
      <style:text-properties fo:color="#000000" fo:font-size="18pt" fo:font-weight="bold" officeooo:rsid="0022c9e8" officeooo:paragraph-rsid="0022c9e8" style:font-size-asian="18pt" style:font-weight-asian="bold" style:font-size-complex="18pt" style:font-weight-complex="bold"/>
    </style:style>
    <style:style style:name="P60" style:family="paragraph" style:parent-style-name="Standard" style:list-style-name="L25">
      <style:text-properties fo:color="#000000" fo:font-size="18pt" fo:font-weight="bold" officeooo:rsid="0024b330" officeooo:paragraph-rsid="0024b330" style:font-size-asian="18pt" style:font-weight-asian="bold" style:font-size-complex="18pt" style:font-weight-complex="bold"/>
    </style:style>
    <style:style style:name="P61" style:family="paragraph" style:parent-style-name="Standard" style:list-style-name="L26">
      <style:text-properties fo:color="#000000" fo:font-size="18pt" fo:font-weight="bold" officeooo:rsid="0024b330" officeooo:paragraph-rsid="0024b330" style:font-size-asian="18pt" style:font-weight-asian="bold" style:font-size-complex="18pt" style:font-weight-complex="bold"/>
    </style:style>
    <style:style style:name="P62" style:family="paragraph" style:parent-style-name="Standard" style:list-style-name="L27">
      <style:text-properties fo:color="#000000" fo:font-size="18pt" fo:font-weight="bold" officeooo:rsid="0024b330" officeooo:paragraph-rsid="0024b330" style:font-size-asian="18pt" style:font-weight-asian="bold" style:font-size-complex="18pt" style:font-weight-complex="bold"/>
    </style:style>
    <style:style style:name="P63" style:family="paragraph" style:parent-style-name="Standard" style:list-style-name="L27">
      <style:text-properties fo:color="#000000" fo:font-size="18pt" fo:font-weight="bold" officeooo:rsid="0024b330" officeooo:paragraph-rsid="00267323" style:font-size-asian="18pt" style:font-weight-asian="bold" style:font-size-complex="18pt" style:font-weight-complex="bold"/>
    </style:style>
    <style:style style:name="P64" style:family="paragraph" style:parent-style-name="Standard" style:list-style-name="L28">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65" style:family="paragraph" style:parent-style-name="Standard" style:list-style-name="L29">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66" style:family="paragraph" style:parent-style-name="Standard" style:list-style-name="L30">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67" style:family="paragraph" style:parent-style-name="Standard" style:list-style-name="L31">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68" style:family="paragraph" style:parent-style-name="Standard" style:list-style-name="L32">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69" style:family="paragraph" style:parent-style-name="Standard" style:list-style-name="L33">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70" style:family="paragraph" style:parent-style-name="Standard" style:list-style-name="L34">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71" style:family="paragraph" style:parent-style-name="Standard" style:list-style-name="L35">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72" style:family="paragraph" style:parent-style-name="Standard" style:list-style-name="L36">
      <style:paragraph-properties fo:text-align="start" style:justify-single-word="false"/>
      <style:text-properties fo:color="#000000" fo:font-size="18pt" fo:font-weight="bold" officeooo:rsid="001870ac" officeooo:paragraph-rsid="001870ac" style:font-size-asian="18pt" style:font-weight-asian="bold" style:font-size-complex="18pt" style:font-weight-complex="bold"/>
    </style:style>
    <style:style style:name="P73" style:family="paragraph" style:parent-style-name="Standard" style:list-style-name="L36">
      <style:paragraph-properties fo:text-align="start" style:justify-single-word="false"/>
      <style:text-properties fo:color="#000000" fo:font-size="18pt" fo:font-weight="bold" officeooo:rsid="001b8d16" officeooo:paragraph-rsid="001b8d16" style:font-size-asian="18pt" style:font-weight-asian="bold" style:font-size-complex="18pt" style:font-weight-complex="bold"/>
    </style:style>
    <style:style style:name="P74" style:family="paragraph" style:parent-style-name="Standard" style:list-style-name="L38">
      <style:text-properties fo:color="#000000" fo:font-size="18pt" fo:font-weight="bold" officeooo:rsid="00267323" officeooo:paragraph-rsid="00267323" style:font-size-asian="18pt" style:font-weight-asian="bold" style:font-size-complex="18pt" style:font-weight-complex="bold"/>
    </style:style>
    <style:style style:name="P75" style:family="paragraph" style:parent-style-name="Standard" style:list-style-name="L39">
      <style:text-properties fo:color="#000000" fo:font-size="18pt" fo:font-weight="bold" officeooo:rsid="00267323" officeooo:paragraph-rsid="00267323" style:font-size-asian="18pt" style:font-weight-asian="bold" style:font-size-complex="18pt" style:font-weight-complex="bold"/>
    </style:style>
    <style:style style:name="P76" style:family="paragraph" style:parent-style-name="Standard" style:list-style-name="L40">
      <style:text-properties fo:color="#000000" fo:font-size="18pt" fo:font-weight="bold" officeooo:rsid="00267323" officeooo:paragraph-rsid="00267323" style:font-size-asian="18pt" style:font-weight-asian="bold" style:font-size-complex="18pt" style:font-weight-complex="bold"/>
    </style:style>
    <style:style style:name="P77" style:family="paragraph" style:parent-style-name="Standard" style:list-style-name="L41">
      <style:text-properties fo:color="#000000" fo:font-size="18pt" fo:font-weight="bold" officeooo:rsid="00267323" officeooo:paragraph-rsid="00267323" style:font-size-asian="18pt" style:font-weight-asian="bold" style:font-size-complex="18pt" style:font-weight-complex="bold"/>
    </style:style>
    <style:style style:name="P78" style:family="paragraph" style:parent-style-name="Standard" style:list-style-name="L42">
      <style:text-properties fo:color="#000000" fo:font-size="18pt" fo:font-weight="bold" officeooo:rsid="00267323" officeooo:paragraph-rsid="00267323" style:font-size-asian="18pt" style:font-weight-asian="bold" style:font-size-complex="18pt" style:font-weight-complex="bold"/>
    </style:style>
    <style:style style:name="P79" style:family="paragraph" style:parent-style-name="Standard" style:list-style-name="L44">
      <style:text-properties fo:color="#000000" fo:font-size="18pt" fo:font-weight="bold" officeooo:rsid="00267323" officeooo:paragraph-rsid="00267323" style:font-size-asian="18pt" style:font-weight-asian="bold" style:font-size-complex="18pt" style:font-weight-complex="bold"/>
    </style:style>
    <style:style style:name="P80" style:family="paragraph" style:parent-style-name="Standard" style:list-style-name="L45">
      <style:text-properties fo:color="#000000" fo:font-size="18pt" fo:font-weight="bold" officeooo:rsid="00267323" officeooo:paragraph-rsid="00267323" style:font-size-asian="18pt" style:font-weight-asian="bold" style:font-size-complex="18pt" style:font-weight-complex="bold"/>
    </style:style>
    <style:style style:name="P81" style:family="paragraph" style:parent-style-name="Standard">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2" style:family="paragraph" style:parent-style-name="Standard" style:list-style-name="L46">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3" style:family="paragraph" style:parent-style-name="Standard" style:list-style-name="L47">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4" style:family="paragraph" style:parent-style-name="Standard" style:list-style-name="L48">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5" style:family="paragraph" style:parent-style-name="Standard" style:list-style-name="L49">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6" style:family="paragraph" style:parent-style-name="Standard" style:list-style-name="L50">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7" style:family="paragraph" style:parent-style-name="Standard" style:list-style-name="L51">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8" style:family="paragraph" style:parent-style-name="Standard" style:list-style-name="L52">
      <style:paragraph-properties fo:text-align="start" style:justify-single-word="false"/>
      <style:text-properties fo:color="#000000" fo:font-size="18pt" fo:font-weight="bold" officeooo:rsid="002af755" officeooo:paragraph-rsid="002af755" style:font-size-asian="18pt" style:font-weight-asian="bold" style:font-size-complex="18pt" style:font-weight-complex="bold"/>
    </style:style>
    <style:style style:name="P89" style:family="paragraph" style:parent-style-name="Standard" style:list-style-name="L53">
      <style:paragraph-properties fo:text-align="start" style:justify-single-word="false"/>
      <style:text-properties fo:color="#000000" fo:font-size="18pt" fo:font-weight="bold" officeooo:rsid="002e4ebd" officeooo:paragraph-rsid="002e4ebd" style:font-size-asian="18pt" style:font-weight-asian="bold" style:font-size-complex="18pt" style:font-weight-complex="bold"/>
    </style:style>
    <style:style style:name="P90" style:family="paragraph" style:parent-style-name="Standard" style:list-style-name="L54">
      <style:paragraph-properties fo:text-align="start" style:justify-single-word="false"/>
      <style:text-properties fo:color="#000000" fo:font-size="18pt" fo:font-weight="bold" officeooo:rsid="002e4ebd" officeooo:paragraph-rsid="002e4ebd" style:font-size-asian="18pt" style:font-weight-asian="bold" style:font-size-complex="18pt" style:font-weight-complex="bold"/>
    </style:style>
    <style:style style:name="P91" style:family="paragraph" style:parent-style-name="Standard" style:list-style-name="L55">
      <style:paragraph-properties fo:text-align="start" style:justify-single-word="false"/>
      <style:text-properties fo:color="#000000" fo:font-size="18pt" fo:font-weight="bold" officeooo:rsid="002e4ebd" officeooo:paragraph-rsid="002e4ebd" style:font-size-asian="18pt" style:font-weight-asian="bold" style:font-size-complex="18pt" style:font-weight-complex="bold"/>
    </style:style>
    <style:style style:name="P92" style:family="paragraph" style:parent-style-name="Standard" style:list-style-name="L56">
      <style:paragraph-properties fo:text-align="start" style:justify-single-word="false"/>
      <style:text-properties fo:color="#000000" fo:font-size="18pt" fo:font-weight="bold" officeooo:rsid="002e4ebd" officeooo:paragraph-rsid="002e4ebd" style:font-size-asian="18pt" style:font-weight-asian="bold" style:font-size-complex="18pt" style:font-weight-complex="bold"/>
    </style:style>
    <style:style style:name="P93" style:family="paragraph" style:parent-style-name="Standard" style:list-style-name="L37">
      <style:paragraph-properties fo:text-align="start" style:justify-single-word="false"/>
      <style:text-properties fo:color="#000000" fo:font-size="18pt" fo:font-weight="normal" officeooo:rsid="001870ac" officeooo:paragraph-rsid="001b8d16" style:font-size-asian="18pt" style:font-weight-asian="normal" style:font-size-complex="18pt" style:font-weight-complex="normal"/>
    </style:style>
    <style:style style:name="P94" style:family="paragraph" style:parent-style-name="Standard">
      <style:text-properties fo:color="#000000" fo:font-size="18pt" fo:font-weight="normal" officeooo:rsid="00267323" officeooo:paragraph-rsid="00267323" style:font-size-asian="18pt" style:font-weight-asian="normal" style:font-size-complex="18pt" style:font-weight-complex="normal"/>
    </style:style>
    <style:style style:name="P95" style:family="paragraph" style:parent-style-name="Standard">
      <style:paragraph-properties fo:text-align="start" style:justify-single-word="false"/>
      <style:text-properties fo:color="#000000" fo:font-size="18pt" fo:font-weight="normal" officeooo:rsid="0015fdb5" officeooo:paragraph-rsid="0026fef8" style:font-size-asian="18pt" style:font-weight-asian="normal" style:font-size-complex="18pt" style:font-weight-complex="normal"/>
    </style:style>
    <style:style style:name="P96" style:family="paragraph" style:parent-style-name="Standard">
      <style:paragraph-properties fo:text-align="start" style:justify-single-word="false"/>
      <style:text-properties fo:color="#000000" fo:font-size="18pt" fo:font-weight="normal" officeooo:rsid="0026fef8" officeooo:paragraph-rsid="0026fef8" style:font-size-asian="18pt" style:font-weight-asian="normal" style:font-size-complex="18pt" style:font-weight-complex="normal"/>
    </style:style>
    <style:style style:name="P97" style:family="paragraph" style:parent-style-name="Standard">
      <style:paragraph-properties fo:text-align="start" style:justify-single-word="false"/>
      <style:text-properties fo:color="#000000" fo:font-size="18pt" fo:font-weight="normal" officeooo:rsid="0028853e" officeooo:paragraph-rsid="0028853e" style:font-size-asian="18pt" style:font-weight-asian="normal" style:font-size-complex="18pt" style:font-weight-complex="normal"/>
    </style:style>
    <style:style style:name="P98" style:family="paragraph" style:parent-style-name="Standard">
      <style:paragraph-properties fo:text-align="start" style:justify-single-word="false"/>
      <style:text-properties fo:color="#000000" fo:font-size="18pt" fo:font-weight="normal" officeooo:rsid="002af755" officeooo:paragraph-rsid="002af755" style:font-size-asian="18pt" style:font-weight-asian="normal" style:font-size-complex="18pt" style:font-weight-complex="normal"/>
    </style:style>
    <style:style style:name="P99" style:family="paragraph" style:parent-style-name="Standard">
      <style:paragraph-properties fo:text-align="start" style:justify-single-word="false"/>
      <style:text-properties fo:color="#000000" fo:font-size="18pt" fo:font-weight="normal" officeooo:rsid="002bf1bd" officeooo:paragraph-rsid="002bf1bd" style:font-size-asian="18pt" style:font-weight-asian="normal" style:font-size-complex="18pt" style:font-weight-complex="normal"/>
    </style:style>
    <style:style style:name="P100" style:family="paragraph" style:parent-style-name="Standard">
      <style:paragraph-properties fo:text-align="start" style:justify-single-word="false"/>
      <style:text-properties fo:color="#000000" fo:font-size="18pt" fo:font-weight="normal" officeooo:rsid="002cb163" officeooo:paragraph-rsid="002cb163" style:font-size-asian="18pt" style:font-weight-asian="normal" style:font-size-complex="18pt" style:font-weight-complex="normal"/>
    </style:style>
    <style:style style:name="P101" style:family="paragraph" style:parent-style-name="Standard">
      <style:paragraph-properties fo:text-align="start" style:justify-single-word="false"/>
      <style:text-properties fo:color="#000000" fo:font-size="18pt" fo:font-weight="normal" officeooo:rsid="002e4ebd" officeooo:paragraph-rsid="002e4ebd" style:font-size-asian="18pt" style:font-weight-asian="normal" style:font-size-complex="18pt" style:font-weight-complex="normal"/>
    </style:style>
    <style:style style:name="P102" style:family="paragraph" style:parent-style-name="Standard" style:list-style-name="L43">
      <style:text-properties fo:color="#000000" fo:font-size="18pt" fo:font-style="normal" fo:font-weight="bold" officeooo:rsid="00267323" officeooo:paragraph-rsid="00267323" style:font-size-asian="18pt" style:font-style-asian="normal" style:font-weight-asian="bold" style:font-size-complex="18pt" style:font-style-complex="normal" style:font-weight-complex="bold"/>
    </style:style>
    <style:style style:name="P103" style:family="paragraph" style:parent-style-name="Standard" style:list-style-name="L2">
      <style:paragraph-properties fo:text-align="start" style:justify-single-word="false"/>
      <style:text-properties fo:color="#000000" fo:font-size="16pt" fo:font-weight="bold" officeooo:rsid="000e8ce6" officeooo:paragraph-rsid="00136201" style:font-size-asian="16pt" style:font-weight-asian="bold" style:font-size-complex="16pt" style:font-weight-complex="bold"/>
    </style:style>
    <style:style style:name="P104" style:family="paragraph" style:parent-style-name="Standard" style:list-style-name="L12">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05" style:family="paragraph" style:parent-style-name="Standard" style:list-style-name="L13">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06" style:family="paragraph" style:parent-style-name="Standard" style:list-style-name="L14">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07" style:family="paragraph" style:parent-style-name="Standard" style:list-style-name="L15">
      <style:paragraph-properties fo:text-align="start" style:justify-single-word="false"/>
      <style:text-properties fo:color="#000000" fo:font-size="16pt" fo:font-weight="bold" officeooo:rsid="00136201" officeooo:paragraph-rsid="0014f450" style:font-size-asian="16pt" style:font-weight-asian="bold" style:font-size-complex="16pt" style:font-weight-complex="bold"/>
    </style:style>
    <style:style style:name="P108" style:family="paragraph" style:parent-style-name="Standard" style:list-style-name="L16">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09" style:family="paragraph" style:parent-style-name="Standard" style:list-style-name="L17">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10" style:family="paragraph" style:parent-style-name="Standard" style:list-style-name="L18">
      <style:paragraph-properties fo:text-align="start" style:justify-single-word="false"/>
      <style:text-properties fo:color="#000000" fo:font-size="16pt" fo:font-weight="bold" officeooo:rsid="00136201" officeooo:paragraph-rsid="00136201" style:font-size-asian="16pt" style:font-weight-asian="bold" style:font-size-complex="16pt" style:font-weight-complex="bold"/>
    </style:style>
    <style:style style:name="P111" style:family="paragraph" style:parent-style-name="Standard" style:list-style-name="L18">
      <style:paragraph-properties fo:text-align="start" style:justify-single-word="false"/>
      <style:text-properties fo:color="#000000" fo:font-size="16pt" fo:font-weight="normal" officeooo:rsid="00136201" officeooo:paragraph-rsid="00136201" style:font-size-asian="16pt" style:font-weight-asian="normal" style:font-size-complex="16pt" style:font-weight-complex="normal"/>
    </style:style>
    <style:style style:name="P112" style:family="paragraph" style:parent-style-name="Standard">
      <style:paragraph-properties fo:text-align="center" style:justify-single-word="false"/>
      <style:text-properties fo:color="#ed1c24" fo:font-size="18pt" fo:font-weight="normal" officeooo:rsid="000e8ce6" officeooo:paragraph-rsid="0026fef8" style:font-size-asian="18pt" style:font-weight-asian="normal" style:font-size-complex="18pt" style:font-weight-complex="normal"/>
    </style:style>
    <style:style style:name="P113" style:family="paragraph" style:parent-style-name="Standard">
      <style:paragraph-properties fo:text-align="center" style:justify-single-word="false"/>
      <style:text-properties fo:color="#ed1c24" fo:font-size="18pt" fo:font-weight="normal" officeooo:rsid="000e8ce6" officeooo:paragraph-rsid="002bf1bd" style:font-size-asian="18pt" style:font-weight-asian="normal" style:font-size-complex="18pt" style:font-weight-complex="normal"/>
    </style:style>
    <style:style style:name="P114" style:family="paragraph" style:parent-style-name="Standard">
      <style:paragraph-properties fo:text-align="start" style:justify-single-word="false"/>
      <style:text-properties fo:color="#ed1c24" fo:font-size="18pt" fo:font-weight="normal" officeooo:rsid="0016bcab" officeooo:paragraph-rsid="0026fef8" style:font-size-asian="18pt" style:font-weight-asian="normal" style:font-size-complex="18pt" style:font-weight-complex="normal"/>
    </style:style>
    <style:style style:name="T1" style:family="text">
      <style:text-properties fo:color="#000000" fo:background-color="#ffffff" loext:char-shading-value="0"/>
    </style:style>
    <style:style style:name="T2" style:family="text">
      <style:text-properties officeooo:rsid="000e8ce6"/>
    </style:style>
    <style:style style:name="T3" style:family="text">
      <style:text-properties fo:font-weight="bold" style:font-weight-asian="bold" style:font-weight-complex="bold"/>
    </style:style>
    <style:style style:name="T4" style:family="text">
      <style:text-properties officeooo:rsid="00115987"/>
    </style:style>
    <style:style style:name="T5" style:family="text">
      <style:text-properties officeooo:rsid="001262ba"/>
    </style:style>
    <style:style style:name="T6" style:family="text">
      <style:text-properties officeooo:rsid="00150385"/>
    </style:style>
    <style:style style:name="T7" style:family="text">
      <style:text-properties officeooo:rsid="0015fdb5"/>
    </style:style>
    <style:style style:name="T8" style:family="text">
      <style:text-properties officeooo:rsid="00160132"/>
    </style:style>
    <style:style style:name="T9" style:family="text">
      <style:text-properties officeooo:rsid="001870ac"/>
    </style:style>
    <style:style style:name="T10" style:family="text">
      <style:text-properties officeooo:rsid="001a03b8"/>
    </style:style>
    <style:style style:name="T11" style:family="text">
      <style:text-properties officeooo:rsid="001b8d16"/>
    </style:style>
    <style:style style:name="T12" style:family="text">
      <style:text-properties officeooo:rsid="001b94fd"/>
    </style:style>
    <style:style style:name="T13" style:family="text">
      <style:text-properties officeooo:rsid="00267323"/>
    </style:style>
    <style:style style:name="T14" style:family="text">
      <style:text-properties officeooo:rsid="0026fef8"/>
    </style:style>
    <style:style style:name="T15" style:family="text">
      <style:text-properties officeooo:rsid="0028853e"/>
    </style:style>
    <style:style style:name="T16" style:family="text">
      <style:text-properties officeooo:rsid="002af755"/>
    </style:style>
    <style:style style:name="T17" style:family="text">
      <style:text-properties officeooo:rsid="002e4eb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Cómo usar GIT</text:p>
      <text:p text:style-name="P2"/>
      <text:p text:style-name="P1">Para que un controlador de versiones realice su trabajo debe crear un repositorio del proyecto que desea gestionar,esto significa que dentro del directorio de archivo se pueden aplicar las lineas de comando y librerías previamente instaladas para rastrear y registrar cambios en los Archivos.</text:p>
      <text:p text:style-name="P1">Usaremos un correo con contraseña para identificar tus modificaciones.</text:p>
      <text:p text:style-name="P1"/>
      <text:p text:style-name="P31">Creación de un repositorio:</text:p>
      <text:p text:style-name="P3">Esto es para <text:span text:style-name="T2">identificar mi usuario</text:span></text:p>
      <text:list xml:id="list1991481685" text:style-name="L1">
        <text:list-item>
          <text:p text:style-name="P40">git config --global user.name “<text:span text:style-name="T1">mi name</text:span>”</text:p>
        </text:list-item>
        <text:list-item>
          <text:p text:style-name="P41"><text:span text:style-name="T3">git config – global user.email </text:span><text:a xlink:type="simple" xlink:href="mailto:mimail@example.com" text:style-name="Internet_20_link" text:visited-style-name="Visited_20_Internet_20_Link"><text:span text:style-name="T3">mimail@example.com</text:span></text:a></text:p>
        </text:list-item>
      </text:list>
      <text:p text:style-name="P32"/>
      <text:p text:style-name="P4">situarme en la carpeta del proyecto</text:p>
      <text:list xml:id="list1525550680" text:style-name="L2">
        <text:list-item>
          <text:p text:style-name="P42">cd ubicación </text:p>
        </text:list-item>
      </text:list>
      <text:p text:style-name="P4">inicio el programa que creara una carpeta .git en el sistema de archivos</text:p>
      <text:list xml:id="list2792218288" text:style-name="L3">
        <text:list-item>
          <text:p text:style-name="P44">git init</text:p>
        </text:list-item>
      </text:list>
      <text:p text:style-name="P4">reviso el estado actual del repositorio para ver las carpetas</text:p>
      <text:list xml:id="list1387315363" text:style-name="L4">
        <text:list-item>
          <text:p text:style-name="P46">git status</text:p>
        </text:list-item>
      </text:list>
      <text:p text:style-name="P4"/>
      <text:p text:style-name="P4"/>
      <text:p text:style-name="P4"/>
      <text:p text:style-name="P4"/>
      <text:p text:style-name="P4"/>
      <text:p text:style-name="P4"/>
      <text:p text:style-name="P4"/>
      <text:p text:style-name="P4"/>
      <text:p text:style-name="P4"/>
      <text:p text:style-name="P4"/>
      <text:p text:style-name="P4"/>
      <text:p text:style-name="P4"/>
      <text:p text:style-name="P31"><text:soft-page-break/>Conexión a un repositorio remoto:</text:p>
      <text:p text:style-name="P26">tener una cuenta en github para manejar el control de versiones</text:p>
      <text:p text:style-name="P26">crear el proyecto en github,escribe el nombre y la descripción</text:p>
      <text:p text:style-name="P5"/>
      <text:p text:style-name="P5">situarme en la carpeta del proyecto</text:p>
      <text:list xml:id="list162238582107534" text:continue-list="list1525550680" text:style-name="L2">
        <text:list-item>
          <text:p text:style-name="P43">cd ubicación </text:p>
        </text:list-item>
      </text:list>
      <text:p text:style-name="P5">inicio el programa que creara una carpeta .git en el sistema de archivos</text:p>
      <text:list xml:id="list162238556191323" text:continue-list="list2792218288" text:style-name="L3">
        <text:list-item>
          <text:p text:style-name="P45">git init</text:p>
        </text:list-item>
      </text:list>
      <text:p text:style-name="P6">conectarte al repositorio remoto</text:p>
      <text:list xml:id="list2864686318" text:style-name="L5">
        <text:list-item>
          <text:p text:style-name="P47">git remote add origen “<text:a xlink:type="simple" xlink:href="http://www.github.com/test/proyecto" text:style-name="Internet_20_link" text:visited-style-name="Visited_20_Internet_20_Link">www.github.com/test/proyecto</text:a>”</text:p>
        </text:list-item>
      </text:list>
      <text:p text:style-name="P7">verifica el estado de tu cuenta para detectar los archivos como</text:p>
      <text:p text:style-name="P7">parte de un repositorio que no fue actualizado</text:p>
      <text:list xml:id="list2050625673" text:style-name="L6">
        <text:list-item>
          <text:p text:style-name="P48">git status</text:p>
        </text:list-item>
      </text:list>
      <text:p text:style-name="P7">agrega un comando de commit para verificar que el archivo esta listo para subirse al repositorio remoto</text:p>
      <text:list xml:id="list4235477694" text:style-name="L7">
        <text:list-item>
          <text:p text:style-name="P49">git commit -m “texto con la descripción”</text:p>
        </text:list-item>
      </text:list>
      <text:p text:style-name="P7">ejecuta el comando push para agregar los archivos al repositorio remoto,te pedirá clave y contraseña.</text:p>
      <text:list xml:id="list230872830" text:style-name="L8">
        <text:list-item>
          <text:p text:style-name="P50">Git push -u origin master</text:p>
        </text:list-item>
      </text:list>
      <text:p text:style-name="P7"/>
      <text:p text:style-name="P7">En caso de querer cargar en mi cuenta toda la información de un proyecto existente deberás usar <text:span text:style-name="T4">MUY IMPORTANTE PARA MANEJAR REPOSITORIOS DE INTERNET</text:span> </text:p>
      <text:list xml:id="list296253967" text:style-name="L9">
        <text:list-item>
          <text:p text:style-name="P51">git clone https://github/ubicación/del/proyeto/en/web.git</text:p>
        </text:list-item>
      </text:list>
      <text:p text:style-name="P7">esto te ayuda a tener un seguimiento al código de los proyectos que tendrás almacenados remotamente</text:p>
      <text:p text:style-name="P7"/>
      <text:p text:style-name="P25"/>
      <text:p text:style-name="P26"/>
      <text:p text:style-name="P4"/>
      <text:p text:style-name="P13"/>
      <text:p text:style-name="P1"/>
      <text:p text:style-name="P3"/>
      <text:p text:style-name="P1"/>
      <text:p text:style-name="P1"><text:soft-page-break/></text:p>
      <text:p text:style-name="P33"><text:span text:style-name="T4">Cambios de un repositorio</text:span>:</text:p>
      <text:p text:style-name="P8">Antes de empezar a trabajar verificá los cambios que hicieron los integrantes del equipo en los repositorios remotos.</text:p>
      <text:p text:style-name="P8"/>
      <text:p text:style-name="P8">Para obtener los cambios en mi computadora local.</text:p>
      <text:list xml:id="list493778720" text:style-name="L10">
        <text:list-item>
          <text:p text:style-name="P52">git pull origin master</text:p>
        </text:list-item>
      </text:list>
      <text:p text:style-name="P10">visualiza los detalles sobre quien realizo los cambios en lina de cierto commit</text:p>
      <text:list xml:id="list982424954" text:style-name="L11">
        <text:list-item>
          <text:p text:style-name="P53">git show d458765</text:p>
        </text:list-item>
      </text:list>
      <text:p text:style-name="P10"/>
      <text:p text:style-name="P10"/>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4"/>
      <text:p text:style-name="P39"><text:soft-page-break/><text:span text:style-name="T5">Ramas de un repositorio</text:span>:</text:p>
      <text:p text:style-name="P30">al realizar un proyecto es necesario trabajar en una rama del proyecto para evitar problemas de compatibilidad en los proyectos. Las ramas tienen su propio historial hasta que un programadores decide funcionar. Existe una versión de código que ya funciona y es estable por lo que debe resguardarse. Los desarrolladores deben usar su rama para evitar riesgos debido al trabajo de otras personas cuando el equipo desarrolla multiples ramas de la misma cosa para luego repararlas y elegir la optima.</text:p>
      <text:p text:style-name="P27"/>
      <text:p text:style-name="P28">Primero situarte en la carpeta principal que es la rama principal.</text:p>
      <text:list xml:id="list162239518791924" text:continue-list="list162238582107534" text:style-name="L2">
        <text:list-item>
          <text:p text:style-name="P103">cd ubicación </text:p>
        </text:list-item>
      </text:list>
      <text:p text:style-name="P29">Crea una nueva rama y coloca entre corchetes el nombre</text:p>
      <text:list xml:id="list2238775571" text:style-name="L12">
        <text:list-item>
          <text:p text:style-name="P104">git branch “CodigoNuevo”</text:p>
        </text:list-item>
      </text:list>
      <text:p text:style-name="P29">Puedes verificar que es igual a la rama master con el comando</text:p>
      <text:list xml:id="list3048558074" text:style-name="L13">
        <text:list-item>
          <text:p text:style-name="P105">git checkout</text:p>
        </text:list-item>
      </text:list>
      <text:p text:style-name="P29">revisa los archivos de la rama disponible usando observaras que master esta marcado con un asterisco esto es porque aun te encuentras en la rama principal</text:p>
      <text:list xml:id="list2451736460" text:style-name="L14">
        <text:list-item>
          <text:p text:style-name="P106">git branch</text:p>
        </text:list-item>
      </text:list>
      <text:p text:style-name="P29">para cambiar a la nueva rama ejecuta el siguiente comando seguido del nombre de la rama <text:span text:style-name="T6">muy importante</text:span></text:p>
      <text:list xml:id="list2245493292" text:style-name="L15">
        <text:list-item>
          <text:p text:style-name="P107">git checkout <text:s/>CodigoNuevo</text:p>
        </text:list-item>
      </text:list>
      <text:p text:style-name="P29">Crea un archivo nuevo agregalo a la zona de preparación y realiza un commit</text:p>
      <text:list xml:id="list1876094667" text:style-name="L16">
        <text:list-item>
          <text:p text:style-name="P108">git add CodigoNuevo.txt</text:p>
        </text:list-item>
      </text:list>
      <text:p text:style-name="P29">regresa a la rama principal para relizar integración de cambios.si abres la carpeta en el explorador de archivos observaras que el archivo desaparecio esto se debe a que esta en la rama secundaria y no en la rama master</text:p>
      <text:list xml:id="list3277599484" text:style-name="L17">
        <text:list-item>
          <text:p text:style-name="P109">git checkout master</text:p>
        </text:list-item>
      </text:list>
      <text:p text:style-name="P29">integra los cambios de la rama nueva a la rama master para agregar el archivo creado con el siguiente comando observaras que el archivo a regresado en la carpeta del explorador</text:p>
      <text:list xml:id="list2926313167" text:style-name="L18">
        <text:list-item>
          <text:p text:style-name="P110">git merge CodigoNuevo</text:p>
          <text:p text:style-name="P111"/>
        </text:list-item>
      </text:list>
      <text:p text:style-name="P29">Eliminar la rama creada ahora que se agregaron los nuevos cambios a la master ya que no es necesario..</text:p>
      <text:list xml:id="list162239071118256" text:continue-numbering="true" text:style-name="L18">
        <text:list-item>
          <text:p text:style-name="P110">Git branch -d CodigoNuevo</text:p>
        </text:list-item>
      </text:list>
      <text:p text:style-name="P29"/>
      <text:p text:style-name="P12"/>
      <text:p text:style-name="P35"><text:soft-page-break/><text:span text:style-name="T7">Diferencia entre commit</text:span>:</text:p>
      <text:p text:style-name="P20">Cuando trabajar con un controlador de versiones se crea un historial para identificar la persona que lo realizo por medio de los commit. Cada commit tiene un ID único que permite identificar los errores dentro del historial.</text:p>
      <text:p text:style-name="P14">Con estas herramientas podrás investigar en el historial en el caso de perder alguna información mirando la fecha y ejecutar una acción impertinente</text:p>
      <text:p text:style-name="P9"/>
      <text:p text:style-name="P14">Para revisar los commit,visualiza la lista de commit por el siguiente comando,se mostrara el autor,la fecha y el comentario</text:p>
      <text:list xml:id="list2433461843" text:style-name="L19">
        <text:list-item>
          <text:p text:style-name="P54">git log</text:p>
        </text:list-item>
      </text:list>
      <text:p text:style-name="P14">Mostrar detalles individuales de los commit con el siguiente comando </text:p>
      <text:list xml:id="list384292090" text:style-name="L20">
        <text:list-item>
          <text:p text:style-name="P55">git show</text:p>
        </text:list-item>
      </text:list>
      <text:p text:style-name="P14">usa este comando para ver la diferencia entre commits,por ejemplo entre el primero y el ultimo</text:p>
      <text:list xml:id="list1553970760" text:style-name="L21">
        <text:list-item>
          <text:p text:style-name="P56">git diff</text:p>
        </text:list-item>
      </text:list>
      <text:p text:style-name="P14"/>
      <text:p text:style-name="P11"/>
      <text:p text:style-name="P8"/>
      <text:p text:style-name="P8"/>
      <text:p text:style-name="P36"/>
      <text:p text:style-name="P36"/>
      <text:p text:style-name="P36"/>
      <text:p text:style-name="P36"/>
      <text:p text:style-name="P36"/>
      <text:p text:style-name="P36"/>
      <text:p text:style-name="P36"/>
      <text:p text:style-name="P15"/>
      <text:p text:style-name="P36"/>
      <text:p text:style-name="P36"/>
      <text:p text:style-name="P36"/>
      <text:p text:style-name="P36"/>
      <text:p text:style-name="P36"/>
      <text:p text:style-name="P36"><text:soft-page-break/><text:span text:style-name="T8">Corrección de errores entre Commit</text:span>:</text:p>
      <text:p text:style-name="P21">Cuando trabajar con un controlador de versiones se crea un historial para identificar la persona que lo realizo por medio de los commit. Cada commit tiene un ID único que permite identificar los errores dentro del historial.</text:p>
      <text:p text:style-name="P14">Con estas herramientas podrás investigar en el historial en el caso de perder alguna información mirando la fecha y ejecutar una acción impertinente</text:p>
      <text:p text:style-name="P8"/>
      <text:p text:style-name="P23">Agrega alguna modificación aun archivo y luego ejecuta para agregarlos</text:p>
      <text:list xml:id="list2688775338" text:style-name="L22">
        <text:list-item>
          <text:p text:style-name="P57">git add .</text:p>
        </text:list-item>
      </text:list>
      <text:p text:style-name="P23">Ejecuta un commit para tener los cambios preparados para subir</text:p>
      <text:list xml:id="list1949879421" text:style-name="L23">
        <text:list-item>
          <text:p text:style-name="P58">.git commit -m</text:p>
        </text:list-item>
      </text:list>
      <text:p text:style-name="P23">Inserta otra linea de código en el archivo y realiza los mismos pasos</text:p>
      <text:list xml:id="list162238343836966" text:continue-list="list2688775338" text:style-name="L22">
        <text:list-item>
          <text:p text:style-name="P57">git add .</text:p>
        </text:list-item>
      </text:list>
      <text:p text:style-name="P23">Ejecuta un commit para tener los cambios preparados para subir</text:p>
      <text:list xml:id="list1753803633" text:style-name="L24">
        <text:list-item>
          <text:p text:style-name="P59">.git commit -m</text:p>
        </text:list-item>
      </text:list>
      <text:p text:style-name="P24">Esto simulara un segúndo caso el cual tomaremos como un error</text:p>
      <text:p text:style-name="P24">visualiza los ID de los comandos realizados con </text:p>
      <text:list xml:id="list2646801584" text:style-name="L25">
        <text:list-item>
          <text:p text:style-name="P60">git log</text:p>
        </text:list-item>
      </text:list>
      <text:p text:style-name="P24">Copia el ID del ultimo commit realizado</text:p>
      <text:p text:style-name="P24">revierte los cambios a la versión del penultima cambio con el comando checkout seguido del ID y la dirección del archivo modificado</text:p>
      <text:list xml:id="list2875225489" text:style-name="L26">
        <text:list-item>
          <text:p text:style-name="P61">git checkout ae9345nasar prueba.txt,</text:p>
        </text:list-item>
      </text:list>
      <text:p text:style-name="P24">actualiza la rama master</text:p>
      <text:list xml:id="list3265049760" text:style-name="L27">
        <text:list-item>
          <text:p text:style-name="P62">git push origin master</text:p>
        </text:list-item>
      </text:list>
      <text:p text:style-name="P24">Si abres el archivo de texto modificado observaras que la segunda linea abra desaparecido</text:p>
      <text:p text:style-name="P24"/>
      <text:p text:style-name="P94"/>
      <text:p text:style-name="P94"/>
      <text:p text:style-name="P94"><text:soft-page-break/>Si quieres agregar un archivo o realizar un mejor comentario realizado en el commit</text:p>
      <text:p text:style-name="P94">agrega una linea de texto a ambos archivos de texto,guarda y cierralo</text:p>
      <text:p text:style-name="P94">Agrega solo el archivo prueba a la zona de preparación</text:p>
      <text:list xml:id="list162238676335375" text:continue-numbering="true" text:style-name="L27">
        <text:list-item>
          <text:p text:style-name="P63">git <text:span text:style-name="T13">add . Prueba.txt</text:span></text:p>
        </text:list-item>
      </text:list>
      <text:p text:style-name="P94">Realiza el commit</text:p>
      <text:list xml:id="list791108080" text:style-name="L38">
        <text:list-item>
          <text:p text:style-name="P74">git commit -m “agregando cambias a prueba.txt”</text:p>
        </text:list-item>
      </text:list>
      <text:p text:style-name="P94">verifica si te falto agregar un archivo</text:p>
      <text:list xml:id="list1471316790" text:style-name="L39">
        <text:list-item>
          <text:p text:style-name="P75">git status</text:p>
        </text:list-item>
      </text:list>
      <text:p text:style-name="P94">Corregir el código realizado con el comando,esto abre una interfas de edición en consola</text:p>
      <text:list xml:id="list68340057" text:style-name="L40">
        <text:list-item>
          <text:p text:style-name="P76">git commit –ammend </text:p>
        </text:list-item>
      </text:list>
      <text:p text:style-name="P94">Borra el mensaje de descripción,esto hará que el controlador reconozca que ese commit sera remplazado una vez que se cierre este editor de texto</text:p>
      <text:p text:style-name="P94">Para guardar los cambios y salir de la edición pulsa “ESC” luego en la parte inferior teclea</text:p>
      <text:list xml:id="list1114184098" text:style-name="L41">
        <text:list-item>
          <text:p text:style-name="P77">:wq</text:p>
        </text:list-item>
      </text:list>
      <text:p text:style-name="P94"><text:s/>Y pulsa enter.</text:p>
      <text:p text:style-name="P94"/>
      <text:p text:style-name="P94">Vuelve a agregar los archivos</text:p>
      <text:list xml:id="list3439381531" text:style-name="L43">
        <text:list-item>
          <text:p text:style-name="P102">git add .</text:p>
        </text:list-item>
      </text:list>
      <text:p text:style-name="P94">Realiza el commit</text:p>
      <text:list xml:id="list3458297999" text:style-name="L42">
        <text:list-item>
          <text:p text:style-name="P78">git commit -m “Archivos correguidos”</text:p>
        </text:list-item>
      </text:list>
      <text:p text:style-name="P94">verifica que ya no indica ARCHIVOS RESTANTES.</text:p>
      <text:list xml:id="list2699657197" text:style-name="L44">
        <text:list-item>
          <text:p text:style-name="P79">git status</text:p>
        </text:list-item>
      </text:list>
      <text:p text:style-name="P94">Esto reemplazara el commit anterior</text:p>
      <text:p text:style-name="P94"/>
      <text:p text:style-name="P94">Si el commit que se va a correguir es anterior al último usa el comando</text:p>
      <text:list xml:id="list716627547" text:style-name="L45">
        <text:list-item>
          <text:p text:style-name="P80">git revert a3432425defasr</text:p>
        </text:list-item>
      </text:list>
      <text:p text:style-name="P94">y después realiza el mismo procedimiento descripto,con esto podras anticiparte y evitar cargar problemas a otros desarrolladores</text:p>
      <text:p text:style-name="P112"><text:soft-page-break/><text:span text:style-name="T14">Conflictos en las actualizaciones</text:span>:</text:p>
      <text:p text:style-name="P95"><text:span text:style-name="T14">Al trabajar en equipo es posible que 2 desarrolladores trabajen</text:span> </text:p>
      <text:p text:style-name="P96">sobre 1 mismo archivo,ya sea por error o para <text:span text:style-name="T15">encontrar el mejor resultado,por lo que el controlador marcara los 2 resultados y dejara elegir con cual de los 2 se quedara como archivo final.</text:span></text:p>
      <text:p text:style-name="P97">Para <text:span text:style-name="T16">corregir</text:span> un archivo realiza lo siguiente</text:p>
      <text:p text:style-name="P97">Modifica en tu navegador en github el archivo prueba escribiendo <text:span text:style-name="T16">algún código,guarda los cambios y ciérralo</text:span></text:p>
      <text:p text:style-name="P98">Escribe otro tipo de código,guardalo y cierra el archivo.</text:p>
      <text:p text:style-name="P98">Después agrega los archivos al respositorio</text:p>
      <text:list xml:id="list3011648972" text:style-name="L46">
        <text:list-item>
          <text:p text:style-name="P82">git add .</text:p>
        </text:list-item>
      </text:list>
      <text:p text:style-name="P98">Realiza el commit</text:p>
      <text:list xml:id="list2032020125" text:style-name="L47">
        <text:list-item>
          <text:p text:style-name="P83">git commit -m “uso de foreach”</text:p>
        </text:list-item>
      </text:list>
      <text:p text:style-name="P98">carga el archivo a la rama master</text:p>
      <text:list xml:id="list1842417675" text:style-name="L48">
        <text:list-item>
          <text:p text:style-name="P84">git push origin master</text:p>
        </text:list-item>
      </text:list>
      <text:p text:style-name="P98">marcara un error debido que hay cambios en un mismo archivo</text:p>
      <text:p text:style-name="P98">ejecuta el comando pull para objetener dichos cambios localmente</text:p>
      <text:list xml:id="list1116821254" text:style-name="L49">
        <text:list-item>
          <text:p text:style-name="P85">git pull</text:p>
        </text:list-item>
      </text:list>
      <text:p text:style-name="P98">Abre el archivo y observa que se escribieron los 2 códigos separados por unos símbolos siendo el de parte de abajo más reciente. Borra esos símbolos y elige el código que corresponda</text:p>
      <text:p text:style-name="P98">guarda los cambios y realiza denuevo el commit</text:p>
      <text:p text:style-name="P98">agrega los archivos al respositorio</text:p>
      <text:list xml:id="list100620565" text:style-name="L50">
        <text:list-item>
          <text:p text:style-name="P86">git add prueba.txt</text:p>
        </text:list-item>
      </text:list>
      <text:p text:style-name="P98">Crea un commit </text:p>
      <text:list xml:id="list2990434497" text:style-name="L51">
        <text:list-item>
          <text:p text:style-name="P87">git add -m “conflictos de arreglos resueltos”</text:p>
        </text:list-item>
      </text:list>
      <text:p text:style-name="P98">subelo a la rama master</text:p>
      <text:list xml:id="list713409994" text:style-name="L52">
        <text:list-item>
          <text:p text:style-name="P88">git push origin master</text:p>
        </text:list-item>
      </text:list>
      <text:p text:style-name="P98">Si ves el archivo en linea notaras que los cambios fueron resueltos,en proyectos muy grandes puede ser medio tedioso resolver estos conflictos,por eso es vital coordinar con el equipo como resolver estos problemas</text:p>
      <text:p text:style-name="P81"/>
      <text:p text:style-name="P98"/>
      <text:p text:style-name="P98"/>
      <text:p text:style-name="P113"><text:soft-page-break/><text:span text:style-name="T14">Cofiguración de archivo de omisión</text:span>:</text:p>
      <text:p text:style-name="P99">En muchos proyectos de software existen archivos o carpetas enteras que no deberian agregarse a los commits ya que podrían causar un error de compatibilidad en el código.Para evitar arreglarlas repetidamente se crea un archivo de omisión</text:p>
      <text:p text:style-name="P99">Tipos de archivos. <text:s text:c="2"/></text:p>
      <text:p text:style-name="P99">Reistros. <text:s text:c="2"/>.LOG</text:p>
      <text:p text:style-name="P99">Compilaciones <text:s text:c="2"/>.EXE</text:p>
      <text:p text:style-name="P99">node_modulos <text:s text:c="2"/>CARPETAS</text:p>
      <text:p text:style-name="P99">notas de desarrollo personal <text:s/>.TXT</text:p>
      <text:p text:style-name="P100"/>
      <text:p text:style-name="P100">Crear un archivo de texto en la carpeta principal del proyecto con la <text:span text:style-name="T17">extensión</text:span> “.gitignore” y guarda los cambios</text:p>
      <text:p text:style-name="P101">escribe en el archivo el nombre de la carpeta seguida de la diagonal</text:p>
      <text:list xml:id="list1517846650" text:style-name="L53">
        <text:list-item>
          <text:p text:style-name="P89">carpeta/</text:p>
        </text:list-item>
      </text:list>
      <text:p text:style-name="P101">Si fuera un archivo se escribiría el nombre del archivo con la extensión</text:p>
      <text:list xml:id="list325274630" text:style-name="L54">
        <text:list-item>
          <text:p text:style-name="P90">modulos.txt</text:p>
        </text:list-item>
      </text:list>
      <text:p text:style-name="P101">Guarda y cierra el archivo </text:p>
      <text:p text:style-name="P101">sube los cambiaos al repositorio observa que se mostrara el archivo que sera omitido</text:p>
      <text:list xml:id="list431830922" text:style-name="L55">
        <text:list-item>
          <text:p text:style-name="P91">git add .</text:p>
        </text:list-item>
      </text:list>
      <text:p text:style-name="P101">Crea el commit</text:p>
      <text:p text:style-name="P101">git commit -m “prueba archivo de omisión”</text:p>
      <text:p text:style-name="P101">sube el archivo y observa que el repositorio no se almaceno en tu cuenta en linea</text:p>
      <text:list xml:id="list3548212492" text:style-name="L56">
        <text:list-item>
          <text:p text:style-name="P92">git push origin master</text:p>
        </text:list-item>
      </text:list>
      <text:p text:style-name="P101">De esta manera puedes evitar problemas de configurar cuando hay archivos con el mismo nombre y sean diferentes a los tuyos</text:p>
      <text:p text:style-name="P101"/>
      <text:p text:style-name="P101"/>
      <text:p text:style-name="P99"/>
      <text:p text:style-name="P97"/>
      <text:p text:style-name="P114"/>
      <text:p text:style-name="P37"><text:soft-page-break/></text:p>
      <text:p text:style-name="P37">FORK en github.</text:p>
      <text:p text:style-name="P16">Al hacer un fork se crea una copia de este repositorio en mi cuenta de github,se clona y tiene exactamente los mismos archivos</text:p>
      <text:p text:style-name="P38"/>
      <text:p text:style-name="P38"><text:span text:style-name="T12">Pull Request</text:span>.</text:p>
      <text:p text:style-name="P22">Se usa para enviar los archivos locales de tu repositorio a un repositorio externo y de esta forma compartir archivos.</text:p>
      <text:p text:style-name="P16"/>
      <text:p text:style-name="P37"><text:span text:style-name="T9">Para subir a la nueva rama Resumen</text:span>.</text:p>
      <text:p text:style-name="P17">//inicio el repositorio</text:p>
      <text:list xml:id="list3343914718" text:style-name="L28">
        <text:list-item>
          <text:p text:style-name="P64">git init </text:p>
        </text:list-item>
      </text:list>
      <text:p text:style-name="P17">//veo como estoy en el repositorio</text:p>
      <text:list xml:id="list44814491" text:style-name="L29">
        <text:list-item>
          <text:p text:style-name="P65">git status </text:p>
        </text:list-item>
      </text:list>
      <text:p text:style-name="P17">//agrego los archivos al repositorio</text:p>
      <text:list xml:id="list1390420820" text:style-name="L30">
        <text:list-item>
          <text:p text:style-name="P66">git add . </text:p>
        </text:list-item>
      </text:list>
      <text:p text:style-name="P17">//veo el estado de los archivos</text:p>
      <text:list xml:id="list162685432" text:style-name="L31">
        <text:list-item>
          <text:p text:style-name="P67">git status </text:p>
        </text:list-item>
      </text:list>
      <text:p text:style-name="P17"><text:s/>// creo el primer commit de esos archivos</text:p>
      <text:list xml:id="list4101288093" text:style-name="L32">
        <text:list-item>
          <text:p text:style-name="P68">git commit -m “primer commit”</text:p>
        </text:list-item>
      </text:list>
      <text:p text:style-name="P17">//veo como estoy en el repositorio</text:p>
      <text:list xml:id="list3511176946" text:style-name="L33">
        <text:list-item>
          <text:p text:style-name="P69">git status <text:s/></text:p>
        </text:list-item>
      </text:list>
      <text:p text:style-name="P17">//veo la rama donde estoy posicionado</text:p>
      <text:list xml:id="list644138886" text:style-name="L34">
        <text:list-item>
          <text:p text:style-name="P70">git branch </text:p>
        </text:list-item>
      </text:list>
      <text:p text:style-name="P17">//creo una nueva rama</text:p>
      <text:list xml:id="list2387161191" text:style-name="L35">
        <text:list-item>
          <text:p text:style-name="P71">git branch nombreRamaNueva </text:p>
        </text:list-item>
      </text:list>
      <text:p text:style-name="P17">//me posiciono en esa nueva rama</text:p>
      <text:list xml:id="list1577244970" text:style-name="L36">
        <text:list-item>
          <text:p text:style-name="P72">git checkout nombreRamaNueva </text:p>
        </text:list-item>
      </text:list>
      <text:p text:style-name="P18">//me conecto con ese <text:span text:style-name="T11">repositorio </text:span>remoto</text:p>
      <text:list xml:id="list441192836" text:style-name="L37">
        <text:list-item>
          <text:p text:style-name="P93"><text:span text:style-name="T3">git remote add origen </text:span><text:a xlink:type="simple" xlink:href="https://github.com/aentaj/game0.git" text:style-name="Internet_20_link" text:visited-style-name="Visited_20_Internet_20_Link"><text:span text:style-name="T3">https://github.com/aentaj/game0.git</text:span></text:a></text:p>
        </text:list-item>
      </text:list>
      <text:p text:style-name="P19">//<text:span text:style-name="T10">Subo los archivos al repositorio</text:span></text:p>
      <text:list xml:id="list162237859941760" text:continue-list="list1577244970" text:style-name="L36">
        <text:list-item>
          <text:p text:style-name="P73">git push -u origen NombreRamaNueva</text:p>
        </text:list-item>
      </text:list>
      <text:p text:style-name="P17"/>
      <text:p text:style-name="P17"/>
      <text:p text:style-name="P17"/>
      <text:p text:style-name="P17"><text:soft-page-break/></text:p>
      <text:p text:style-name="P17"/>
      <text:p text:style-name="P17"/>
      <text:p text:style-name="P17"/>
      <text:p text:style-name="P17"/>
      <text:p text:style-name="P17"/>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Open Sans" svg:font-family="'Open Sans', sans-serif"/>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s" fo:country="AR" style:letter-kerning="true" style:font-name-asian="Noto Sans CJK SC"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ans CJK SC" style:font-family-asian="'Noto Sans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ans CJK SC" style:font-family-asian="'Noto Sans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20-03-06T12:55:40.389104128</meta:creation-date>
    <dc:date>2020-03-17T16:13:45.092978692</dc:date>
    <meta:editing-duration>PT4H48M48S</meta:editing-duration>
    <meta:editing-cycles>16</meta:editing-cycles>
    <meta:generator>LibreOffice/6.0.7.3$Linux_X86_64 LibreOffice_project/00m0$Build-3</meta:generator>
    <meta:document-statistic meta:table-count="0" meta:image-count="0" meta:object-count="0" meta:page-count="11" meta:paragraph-count="183" meta:word-count="1736" meta:character-count="10193" meta:non-whitespace-character-count="8672"/>
  </office:meta>
</office:document-meta>
</file>